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solid" draw:fill-color="#000000" draw:textarea-horizontal-align="left" draw:textarea-vertical-align="middle" draw:auto-grow-height="true" draw:auto-grow-width="true" fo:min-height="0cm" fo:min-width="0cm" draw:shadow="hidden"/>
    </style:style>
    <style:style style:name="P1" style:family="paragraph">
      <style:paragraph-properties fo:text-align="center"/>
      <style:text-properties fo:font-family="Opus" style:font-pitch="variable" style:font-charset="x-symbol" fo:font-size="5.19999980926514pt" style:font-size-asian="5.19999980926514pt" style:font-size-complex="5.19999980926514pt"/>
    </style:style>
  </office:automatic-styles>
  <office:body>
    <office:drawing>
      <draw:page draw:name="page1" draw:style-name="dp1" draw:master-page-name="Default">
        <draw:path draw:style-name="gr1" draw:text-style-name="P1" draw:layer="layout" svg:width="0.048cm" svg:height="0.084cm" svg:x="0.005cm" svg:y="0.184cm" svg:viewBox="0 0 49 85" svg:d="m5 85c0-3 1-5 3-5 2-1 4-2 5-3 1-2 2-4 2-8v-38c0-4-1-7-1-8 0 0-1 1-2 3s-3 2-4 4-3 3-4 5-2 2-2 2c-1 0-2 0-2 0 9-18 14-30 15-37 1 0 2 1 4 1s4 0 7 0c5 0 9 0 12-1v69c0 4 0 6 1 8 1 1 3 1 4 2 1 0 3 1 4 1s2 2 2 5z">
          <text:p/>
        </draw:path>
        <draw:path draw:style-name="gr1" draw:text-style-name="P1" draw:layer="layout" svg:width="0.068cm" svg:height="0.087cm" svg:x="0.197cm" svg:y="0.183cm" svg:viewBox="0 0 69 88" svg:d="m69 56c-1 21-8 32-21 32-2 0-4-1-7-2s-7-2-10-3c-3-1-6-3-9-4s-5-1-6-1c-2 0-4 0-5 1-1 1-2 1-3 2s-2 2-3 3c-1 0-2 1-3 1-1 0-2-1-2-1 0-4 1-8 3-10 2-2 3-5 5-7 3-5 8-10 14-14 5-4 9-7 11-9s5-4 7-6 2-4 2-6 1-4 1-6c0-5-1-10-4-13s-7-5-12-5c-6 0-10 2-12 5 2 1 5 3 7 5s3 4 3 7c0 2 0 3-1 5s-2 2-3 3-3 2-4 3-3 1-5 1c-7 0-11-4-11-12 0-8 3-14 9-19s14-6 25-6c6 0 12 1 16 3s7 4 10 6 4 6 5 9 1 5 1 7c0 6-2 11-6 15-1 1-4 2-7 4-4 2-8 4-12 6s-9 4-13 6-7 4-9 6v0c0 0 1 0 2 0s1 0 2 0c2 0 4 0 7 1s6 1 10 2c3 1 6 2 8 3 3 1 5 1 6 1 3 0 6-1 7-3 0 0 1-1 2-3s2-4 5-7z">
          <text:p/>
        </draw:path>
        <draw:path draw:style-name="gr1" draw:text-style-name="P1" draw:layer="layout" svg:width="0.063cm" svg:height="0.085cm" svg:x="0.27cm" svg:y="0.184cm" svg:viewBox="0 0 64 86" svg:d="m64 61c0 8-3 15-9 19-5 4-13 6-24 6-4 0-8 0-12-1s-7-2-10-4-5-4-7-6c-1-2-2-5-2-8 0-3 1-6 4-8 2-2 5-3 8-3 3 0 6 1 8 3 2 2 3 4 3 7 0 5-2 9-5 12 2 2 6 3 11 3 4 0 8-2 10-5 3-3 4-7 4-11 0-6-1-10-3-12-2-3-5-5-9-6-4 0-7 0-9-1-3 0-4-1-4-2 0-1 0-3 0-3s1-2 1-2 2 0 3 0 2-1 4-1c5 0 9-2 12-4s4-6 4-12c0-11-5-17-16-17-4 0-7 1-9 3 2 2 3 4 5 6s2 4 2 7c0 3-1 6-3 7s-5 3-8 3c-4 0-6-1-9-3s-3-5-3-9c0-6 3-11 8-14s13-5 22-5c9 0 17 2 23 6s8 9 8 17c0 4-1 8-4 12s-6 6-11 7l1 1c4 1 8 3 11 6 3 3 5 7 5 12z">
          <text:p/>
        </draw:path>
        <draw:path draw:style-name="gr1" draw:text-style-name="P1" draw:layer="layout" svg:width="0.071cm" svg:height="0.084cm" svg:x="0.34cm" svg:y="0.184cm" svg:viewBox="0 0 72 85" svg:d="m60 66v5c0 1 0 1 0 2s0 1 0 1c0 2 1 4 2 4 2 1 4 2 9 2v5h-45l1-5c5 0 9-2 10-3 0-1 0-5 0-11h-37v-7c3-4 6-8 8-13s5-10 7-15 4-11 6-16 2-10 2-15h32c-2 8-9 18-20 29-12 13-20 22-22 29h24v-21l23-20v41h12v8z">
          <text:p/>
        </draw:path>
        <draw:path draw:style-name="gr1" draw:text-style-name="P1" draw:layer="layout" svg:width="0.067cm" svg:height="0.085cm" svg:x="0.416cm" svg:y="0.183cm" svg:viewBox="0 0 68 86" svg:d="m0 66c0-4 1-7 4-10 2-3 5-4 8-4 9 0 13 4 13 12 0 1 0 3-1 4s-1 3-2 4-2 3-2 3-2 2-2 2c2 3 6 4 10 4 11 0 16-8 16-23 0-7-1-11-4-15-2-4-6-6-11-6-4 0-9 2-15 5-1 0-1 0-1 1s-1 0-1 0-1 1-2 1-3 0-5 1c0-5 1-11 1-19s1-16 2-26c8 2 19 3 32 3 8 0 17-1 25-2-1 13-13 20-35 20 0 0-2 0-3 0s-3 0-4 0-4-1-5-1-2 0-3 0c0 0-1 1-1 2s0 2 0 4-1 3-1 4 0 4 0 5c7-3 14-5 22-5 4 0 8 1 12 2s8 3 11 5 6 6 7 9 3 7 3 11c0 5-1 9-3 12s-4 7-7 9c-4 3-7 5-12 6-4 1-9 2-14 2-5 0-10-1-13-2-4-1-8-2-10-4-3-2-5-4-7-7s-2-5-2-7z">
          <text:p/>
        </draw:path>
        <draw:path draw:style-name="gr1" draw:text-style-name="P1" draw:layer="layout" svg:width="0.067cm" svg:height="0.086cm" svg:x="0.484cm" svg:y="0.183cm" svg:viewBox="0 0 68 87" svg:d="m68 58c0 4-1 8-2 12s-4 7-7 9c-3 3-6 5-10 6s-9 2-13 2c-12 0-21-4-27-11-6-8-9-19-9-32 0-6 1-12 3-17s4-10 7-14 7-7 11-10 9-3 14-3c5 0 8 0 12 1s7 2 10 4 5 3 6 5 3 5 3 8c0 3-1 6-4 9s-5 3-9 3c-4 0-7-1-9-4s-4-5-4-8c0-1 0-3 1-5s1-3 1-4c0-3-2-4-6-4-2 0-4 1-6 2s-3 4-4 6-2 5-3 8-1 7-1 10c0 0 0 1 0 3s0 4 0 6c7-3 15-5 22-5 7 0 13 2 17 6 5 4 7 10 7 17zm-31-15c-9 0-14 6-14 19 0 13 4 19 12 19 8 0 12-6 12-19 0-13-3-19-10-19z">
          <text:p/>
        </draw:path>
        <draw:path draw:style-name="gr1" draw:text-style-name="P1" draw:layer="layout" svg:width="0.067cm" svg:height="0.087cm" svg:x="0.556cm" svg:y="0.183cm" svg:viewBox="0 0 68 88" svg:d="m68 5c0 6-4 19-14 39-8 18-12 32-12 42v2c-3-1-8-1-16-1-3 0-5 0-7 0-2 0-4 1-5 1 1-14 10-29 26-46 6-6 11-11 13-16-6 3-11 4-16 4-2 0-4 0-6-1s-6-2-8-3-6-2-8-3-4-1-4-1c-2 0-3 2-4 4s-2 5-3 8c-2-2-4-4-4-6v-8c0 0 0-2 0-3s0-3 0-5v-9c6 2 9 4 9 4 0 0 1-1 3-1s2-2 4-3 4-1 6-2 4-1 5-1c2 0 5 1 7 2s5 3 8 5 5 3 7 5 4 2 5 2c5 0 8-4 10-10h2c2 0 2 0 2 1z">
          <text:p/>
        </draw:path>
        <draw:path draw:style-name="gr1" draw:text-style-name="P1" draw:layer="layout" svg:width="0.066cm" svg:height="0.085cm" svg:x="0.628cm" svg:y="0.184cm" svg:viewBox="0 0 67 86" svg:d="m67 60c0 4-1 7-3 11s-4 5-7 8c-3 2-7 4-11 5-4 1-8 2-12 2-5 0-10-1-14-2s-7-2-10-4c-3-2-6-5-7-8-2-3-3-6-3-10 0-4 1-8 4-12 2-3 6-5 10-7-8-4-12-11-12-20 0-4 1-7 2-10s4-5 7-7 6-3 9-4 8-2 12-2c10 0 18 2 24 5s9 9 9 15c0 9-4 15-12 21 9 4 14 10 14 19zm-15-41c0-5-2-8-5-11s-8-3-14-3c-10 0-15 4-15 11 0 8 8 14 24 19 7-4 10-9 10-16zm-2 49c0-3-1-5-2-6s-4-4-7-6c-2-1-5-3-9-5-3-1-7-3-10-4-7 3-10 9-10 15 0 5 2 10 6 13 4 3 9 4 15 4 4 0 8-1 12-3 3-2 5-5 5-8z">
          <text:p/>
        </draw:path>
        <draw:path draw:style-name="gr1" draw:text-style-name="P1" draw:layer="layout" svg:width="0.068cm" svg:height="0.086cm" svg:x="0.7cm" svg:y="0.183cm" svg:viewBox="0 0 69 87" svg:d="m0 29c0-10 3-17 9-22s15-7 26-7c11 0 19 4 25 12s9 18 9 32c0 6-1 11-3 17s-4 9-7 13c-4 4-8 7-12 10-5 2-10 3-15 3-4 0-7 0-11-1-3-1-6-2-9-4-2-2-5-3-6-6-2-2-3-4-3-7 0-3 1-6 4-8s4-4 8-4c4 0 7 1 9 4 2 2 3 5 3 9 0 1 0 2-1 4 0 2-1 3-1 4 0 3 2 4 6 4 10 0 15-11 15-33v-3c-8 4-15 6-21 6-8 0-14-2-18-6s-7-10-7-17zm34-23c-4 0-8 2-10 6s-4 8-4 14c0 5 1 9 3 13s5 5 9 5c9 0 14-6 14-18 0-6-1-10-3-14s-5-6-9-6z">
          <text:p/>
        </draw:path>
        <draw:path draw:style-name="gr1" draw:text-style-name="P1" draw:layer="layout" svg:width="0.072cm" svg:height="0.084cm" svg:x="0.776cm" svg:y="0.184cm" svg:viewBox="0 0 73 85" svg:d="m73 43c0 5-1 11-3 16s-4 9-8 13-7 7-11 9c-5 3-9 4-14 4-5 0-10-1-15-4-4-2-8-5-11-9-3-4-6-9-8-14-2-5-3-10-3-15 0-5 1-11 3-16s5-9 8-14 7-7 11-9 10-4 15-4c4 0 9 1 13 4s9 5 12 9 6 9 8 14 3 10 3 16zm-23 2c0-27-4-40-13-40-9 0-14 13-14 38 0 25 5 37 14 37 9 0 13-12 13-35z">
          <text:p/>
        </draw:path>
        <draw:path draw:style-name="gr1" draw:text-style-name="P1" draw:layer="layout" svg:width="0.069cm" svg:height="0.085cm" svg:x="0.856cm" svg:y="0.184cm" svg:viewBox="0 0 70 86" svg:d="m70 63c-1 3-2 6-4 8-2 3-4 6-7 8s-6 4-9 5-6 2-9 2c-6 0-12-1-17-3s-9-6-13-10c-3-4-6-9-8-14s-3-11-3-17c0-6 1-12 3-17s4-10 8-13 7-7 12-9 11-3 17-3c3 0 7 0 11 1s7 2 9 4 5 3 7 5 2 5 2 8c0 3-1 6-4 8s-5 3-8 3c-3 0-6-1-9-3s-4-5-4-8c0-4 2-9 7-13-3 0-5 0-7 0-4 0-7 1-10 3s-6 4-8 7-3 6-4 11-2 8-2 14c0 5 1 10 2 15s3 9 5 13c2 4 4 7 7 9 3 3 6 4 10 4 8 0 17-6 26-18z">
          <text:p/>
        </draw:path>
        <draw:path draw:style-name="gr1" draw:text-style-name="P1" draw:layer="layout" svg:width="0.067cm" svg:height="0.112cm" svg:x="0.932cm" svg:y="0.171cm" svg:viewBox="0 0 68 113" svg:d="m33 20c-9 6-13 16-13 32 0 4 0 7 1 11 1 4 2 7 3 11 1 3 2 6 4 9s3 5 5 7zm35-14c-1 3-2 6-4 9-2 3-4 5-7 7-2 2-5 4-8 5-3 2-6 2-9 2h-1v14h-6v-14c-5-1-10-3-14-6s-7-5-10-9-5-9-7-14-2-10-2-16c0-5 1-10 2-15s4-9 7-12 6-7 10-10 9-3 14-4v-13h6v13c4 0 7 0 11 1s7 2 9 4 5 3 7 6 2 4 2 7c0 3-1 5-4 8s-5 3-8 3c-3 0-6-1-9-3s-4-5-4-8c0-4 2-9 7-13-1 0-2 0-4 0s-2-1-3-1c-1 0-1 0-2 0s-1 0-2 1v76c1 0 3 0 4 0 8 0 17-6 25-18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sv" fo:country="S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Jonas Nyström</meta:initial-creator>
    <meta:creation-date>2012-08-14T07:33:42.06</meta:creation-date>
    <dc:date>2012-08-14T07:37:27.53</dc:date>
    <dc:creator>Jonas Nyström</dc:creator>
    <meta:editing-duration>PT3M49S</meta:editing-duration>
    <meta:editing-cycles>1</meta:editing-cycles>
    <meta:document-statistic meta:object-count="12"/>
    <meta:generator>LibreOffice/3.3$Win32 LibreOffice_project/330m19$Build-6</meta:generator>
  </office:meta>
</office:document-meta>
</file>